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15493c" officeooo:paragraph-rsid="0015493c"/>
    </style:style>
    <style:style style:name="P2" style:family="paragraph" style:parent-style-name="Text_20_body">
      <style:text-properties officeooo:rsid="0015493c" officeooo:paragraph-rsid="0016f92d"/>
    </style:style>
    <style:style style:name="P3" style:family="paragraph" style:parent-style-name="Text_20_body">
      <style:text-properties officeooo:paragraph-rsid="0015493c"/>
    </style:style>
    <style:style style:name="P4" style:family="paragraph" style:parent-style-name="Text_20_body">
      <style:text-properties officeooo:rsid="0016f92d" officeooo:paragraph-rsid="0015493c"/>
    </style:style>
    <style:style style:name="P5" style:family="paragraph" style:parent-style-name="Text_20_body">
      <style:text-properties officeooo:rsid="0016f92d" officeooo:paragraph-rsid="0016f92d"/>
    </style:style>
    <style:style style:name="P6" style:family="paragraph" style:parent-style-name="Text_20_body">
      <style:text-properties officeooo:rsid="00183fc9" officeooo:paragraph-rsid="00183fc9"/>
    </style:style>
    <style:style style:name="P7" style:family="paragraph" style:parent-style-name="Text_20_body">
      <style:text-properties officeooo:rsid="00183fc9" officeooo:paragraph-rsid="0015493c"/>
    </style:style>
    <style:style style:name="P8" style:family="paragraph" style:parent-style-name="Title">
      <style:text-properties officeooo:rsid="0015493c" officeooo:paragraph-rsid="0015493c"/>
    </style:style>
    <style:style style:name="P9" style:family="paragraph" style:parent-style-name="Heading_20_1">
      <style:text-properties officeooo:rsid="0015493c" officeooo:paragraph-rsid="0015493c"/>
    </style:style>
    <style:style style:name="P10" style:family="paragraph" style:parent-style-name="Text_20_body">
      <style:text-properties officeooo:rsid="0016f92d" officeooo:paragraph-rsid="0015493c"/>
    </style:style>
    <style:style style:name="P11" style:family="paragraph" style:parent-style-name="Text_20_body">
      <style:text-properties officeooo:rsid="001bb4d7" officeooo:paragraph-rsid="001bb4d7"/>
    </style:style>
    <style:style style:name="T1" style:family="text">
      <style:text-properties officeooo:rsid="0015493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Perguntas trivia ODC</text:p>
      <text:h text:style-name="P9" text:outline-level="1">Pessoas</text:h>
      <text:p text:style-name="P4">Qual é o mês de aniversário da Rita?</text:p>
      <text:p text:style-name="P4">Qual é o mês de aniversário da Ema?</text:p>
      <text:p text:style-name="P4">Qual é o mês de aniversário do Restolho?</text:p>
      <text:p text:style-name="P4">Qual é o mês de aniversário do Rúben?</text:p>
      <text:p text:style-name="P4">Qual é o mês de aniversário do Pedro?</text:p>
      <text:p text:style-name="P4">Qual é o mês de aniversário do Luís Marques?</text:p>
      <text:p text:style-name="P4">Qual é o mês de aniversário do Almeida?</text:p>
      <text:p text:style-name="P4">Qual é o mês de aniversário do Zé?</text:p>
      <text:p text:style-name="P4">Qual é o mês de aniversário do Jacó?</text:p>
      <text:p text:style-name="P4">Qual é o mês de aniversário do Tiago?</text:p>
      <text:p text:style-name="P4">Qual é o mês de aniversário do Nora?</text:p>
      <text:p text:style-name="P4">Qual é a data completa de aniversário da Rita?</text:p>
      <text:p text:style-name="P4">Qual é a data completa de aniversário da Ema?</text:p>
      <text:p text:style-name="P4">Qual é a data completa de aniversário do Restolho?</text:p>
      <text:p text:style-name="P4">Qual é a data completa de aniversário do Rúben?</text:p>
      <text:p text:style-name="P4">Qual é a data completa de aniversário do Pedro?</text:p>
      <text:p text:style-name="P4">Qual é a data completa de aniversário do Luís Marques?</text:p>
      <text:p text:style-name="P4">Qual é a data completa de aniversário do Almeida?</text:p>
      <text:p text:style-name="P4">Qual é a data completa de aniversário do Zé?</text:p>
      <text:p text:style-name="P4">Qual é a data completa de aniversário do Jacó?</text:p>
      <text:p text:style-name="P4">Qual é a data completa de aniversário do Tiago?</text:p>
      <text:p text:style-name="P4">Qual é a data completa de aniversário do Nora?</text:p>
      <text:p text:style-name="P4">Quem é o mais velho do grupo?</text:p>
      <text:p text:style-name="P4">Quem é o mais novo do grupo?</text:p>
      <text:p text:style-name="P4">Qual é a idade da Rita?</text:p>
      <text:p text:style-name="P4">Qual é a idade da Ema?</text:p>
      <text:p text:style-name="P4">Qual é a idade do Restolho?</text:p>
      <text:p text:style-name="P4">Qual é a idade do Rúben?</text:p>
      <text:p text:style-name="P4"><text:soft-page-break/>Qual é a idade do Pedro?</text:p>
      <text:p text:style-name="P4">Qual é a idade do Luís Marques?</text:p>
      <text:p text:style-name="P4">Qual é a idade do Almeida?</text:p>
      <text:p text:style-name="P4">Qual é a idade do Zé?</text:p>
      <text:p text:style-name="P4">Qual é a idade do Jacó?</text:p>
      <text:p text:style-name="P4">Qual é a idade do Tiago?</text:p>
      <text:p text:style-name="P4">Qual é a idade do Nora?</text:p>
      <text:p text:style-name="P4">Qual é a profissão da Rita?</text:p>
      <text:p text:style-name="P4">Qual é a profissão da Ema?</text:p>
      <text:p text:style-name="P4">Qual é a profissão do Restolho?</text:p>
      <text:p text:style-name="P4">Qual é a profissão do Rúben?</text:p>
      <text:p text:style-name="P4">Qual é a profissão do Pedro?</text:p>
      <text:p text:style-name="P4">Qual é a profissão do Luís Marques?</text:p>
      <text:p text:style-name="P4">Qual é a profissão do Almeida?</text:p>
      <text:p text:style-name="P4">Qual é a profissão do Zé?</text:p>
      <text:p text:style-name="P4">Qual é a profissão do Jacó?</text:p>
      <text:p text:style-name="P4">Qual é a profissão do Tiago?</text:p>
      <text:p text:style-name="P4">Qual é a profissão do Nora?</text:p>
      <text:p text:style-name="P4">Qual é o nome do/a atual companheiro/a da Rita?</text:p>
      <text:p text:style-name="P4">Qual é o nome do/a atual companheiro/a da Ema?</text:p>
      <text:p text:style-name="P4">Qual é o nome do/a atual companheiro/a do Restolho?</text:p>
      <text:p text:style-name="P4">Qual é o nome do/a atual companheiro/a do Rúben?</text:p>
      <text:p text:style-name="P4">Qual é o nome do/a atual companheiro/a do Pedro?</text:p>
      <text:p text:style-name="P4">Qual é o nome do/a atual companheiro/a do Luís Marques?</text:p>
      <text:p text:style-name="P4">Qual é o nome do/a atual companheiro/a do Almeida?</text:p>
      <text:p text:style-name="P4">Qual é o nome do/a atual companheiro/a do Zé?</text:p>
      <text:p text:style-name="P4">Qual é o nome do/a atual companheiro/a do Jacó?</text:p>
      <text:p text:style-name="P4">Qual é o nome do/a atual companheiro/a do Tiago?</text:p>
      <text:p text:style-name="P4">Qual é o nome do/a atual companheiro/a do Nora?</text:p>
      <text:p text:style-name="P4">Onde nasceu a Rita?</text:p>
      <text:p text:style-name="P4">Onde nasceu a Ema?</text:p>
      <text:p text:style-name="P4">Onde nasceu o Restolho?</text:p>
      <text:p text:style-name="P4"><text:soft-page-break/>Onde nasceu o Rúben?</text:p>
      <text:p text:style-name="P4">Onde nasceu o Pedro?</text:p>
      <text:p text:style-name="P4">Onde nasceu o Luís Marques?</text:p>
      <text:p text:style-name="P4">Onde nasceu o Almeida?</text:p>
      <text:p text:style-name="P4">Onde nasceu o Zé?</text:p>
      <text:p text:style-name="P4">Onde nasceu o Jacó?</text:p>
      <text:p text:style-name="P4">Onde nasceu o Tiago?</text:p>
      <text:p text:style-name="P4">Onde nasceu o Nora?</text:p>
      <text:p text:style-name="P4">Quantos irmãos e irmãs tem a Rita?</text:p>
      <text:p text:style-name="P4">Quantos irmãos e irmãs tem a Ema?</text:p>
      <text:p text:style-name="P4">Quantos irmãos e irmãs tem o Restolho?</text:p>
      <text:p text:style-name="P4">Quantos irmãos e irmãs tem o Rúben?</text:p>
      <text:p text:style-name="P4">Quantos irmãos e irmãs tem o Pedro?</text:p>
      <text:p text:style-name="P4">Quantos irmãos e irmãs tem o Luís Marques?</text:p>
      <text:p text:style-name="P4">Quantos irmãos e irmãs tem o Almeida?</text:p>
      <text:p text:style-name="P4">Quantos irmãos e irmãs tem o Zé?</text:p>
      <text:p text:style-name="P4">Quantos irmãos e irmãs tem o Jacó?</text:p>
      <text:p text:style-name="P4">Quantos irmãos e irmãs tem o Tiago?</text:p>
      <text:p text:style-name="P4">Quantos irmãos e irmãs tem o Nora?</text:p>
      <text:p text:style-name="P4">Em que cidade vive atualmente a Rita?</text:p>
      <text:p text:style-name="P4">Em que cidade vive atualmente a Ema?</text:p>
      <text:p text:style-name="P4">Em que cidade vive atualmente o Restolho?</text:p>
      <text:p text:style-name="P4">Em que cidade vive atualmente o Rúben?</text:p>
      <text:p text:style-name="P4">Em que cidade vive atualmente o Pedro?</text:p>
      <text:p text:style-name="P4">Em que cidade vive atualmente o Luís Marques?</text:p>
      <text:p text:style-name="P4">Em que cidade vive atualmente o Almeida?</text:p>
      <text:p text:style-name="P4">Em que cidade vive atualmente o Zé?</text:p>
      <text:p text:style-name="P4">Em que cidade vive atualmente o Jacó?</text:p>
      <text:p text:style-name="P4">Em que cidade vive atualmente o Tiago?</text:p>
      <text:p text:style-name="P4">Em que cidade vive atualmente o Nora?</text:p>
      <text:p text:style-name="P4">Indica um hobby conhecido da Rita.</text:p>
      <text:p text:style-name="P4">Indica um hobby conhecido da Ema.</text:p>
      <text:p text:style-name="P4"><text:soft-page-break/>Indica um hobby conhecido do Restolho.</text:p>
      <text:p text:style-name="P4">Indica um hobby conhecido do Rúben.</text:p>
      <text:p text:style-name="P4">Indica um hobby conhecido do Pedro.</text:p>
      <text:p text:style-name="P4">Indica um hobby conhecido do Luís Marques.</text:p>
      <text:p text:style-name="P4">Indica um hobby conhecido do Almeida.</text:p>
      <text:p text:style-name="P4">Indica um hobby conhecido do Zé.</text:p>
      <text:p text:style-name="P4">Indica um hobby conhecido do Jacó.</text:p>
      <text:p text:style-name="P4">Indica um hobby conhecido do Tiago.</text:p>
      <text:p text:style-name="P4">Indica um hobby conhecido do Nora.</text:p>
      <text:p text:style-name="P4">Em que ano foi fundado o grupo “Os Do Costume” oficialmente no facebook?</text:p>
      <text:p text:style-name="P4">Quantas pessoas deste grupo acabaram o seu curso superior na cidade de Coimbra?</text:p>
      <text:p text:style-name="P4">Qual foi o nome do carro da Queima das Fitas da Rita?</text:p>
      <text:p text:style-name="P4">Qual foi o nome do carro da Queima das Fitas da Ema?</text:p>
      <text:p text:style-name="P4">Qual foi o nome do carro da Queima das Fitas do Restolho?</text:p>
      <text:p text:style-name="P4">Qual foi o nome do carro da Queima das Fitas do Rúben?</text:p>
      <text:p text:style-name="P4">Qual foi o nome do carro da Queima das Fitas do Pedro?</text:p>
      <text:p text:style-name="P4">Qual foi o nome do carro da Queima das Fitas do Luís Marques?</text:p>
      <text:p text:style-name="P4">Qual foi o nome do carro da Queima das Fitas do Almeida?</text:p>
      <text:p text:style-name="P4">Qual foi o nome do carro da Queima das Fitas do Zé?</text:p>
      <text:p text:style-name="P4">Qual foi o nome do carro da Queima das Fitas do Jacó?</text:p>
      <text:p text:style-name="P4">Qual foi o nome do carro da Queima das Fitas do Tiago?</text:p>
      <text:p text:style-name="P4">Qual foi o nome do carro da Queima das Fitas do Nora?</text:p>
      <text:p text:style-name="P4">Qual foi o ano de cartolado universitário da Rita?</text:p>
      <text:p text:style-name="P4">Qual foi o ano de cartolado universitário da Ema?</text:p>
      <text:p text:style-name="P4">Qual foi o ano de cartolado universitário do Restolho?</text:p>
      <text:p text:style-name="P4">Qual foi o ano de cartolado universitário do Rúben?</text:p>
      <text:p text:style-name="P4">Qual foi o ano de cartolado universitário do Pedro?</text:p>
      <text:p text:style-name="P4">Qual foi o ano de cartolado universitário do Luís Marques?</text:p>
      <text:p text:style-name="P4">Qual foi o ano de cartolado universitário do Almeida?</text:p>
      <text:p text:style-name="P4">Qual foi o ano de cartolado universitário do Zé?</text:p>
      <text:p text:style-name="P4">Qual foi o ano de cartolado universitário do Jacó?</text:p>
      <text:p text:style-name="P4">Qual foi o ano de cartolado universitário do Tiago?</text:p>
      <text:p text:style-name="P4"><text:soft-page-break/>Qual foi o ano de cartolado universitário do Nora?</text:p>
      <text:p text:style-name="P4">Os do Costume tipicamente frequentam alguns bares na cidade de Coimbra depois de jantares ODC. Diz o nome de um!</text:p>
      <text:p text:style-name="P4">Contando com os ODC e respetivos/as companheiros/as, quantos licenciados em engenharia existem?</text:p>
      <text:p text:style-name="P4">Contando com os ODC e respetivos/as companheiros/as, quantos licenciados em medicina existem?</text:p>
      <text:p text:style-name="P4">Contando com os ODC e respetivos/as companheiros/as, quantos licenciados em direito existem?</text:p>
      <text:p text:style-name="P4">Contando com os ODC e respetivos/as companheiros/as, quantos licenciados em economia existem?</text:p>
      <text:p text:style-name="P11">Quais são os elementos do grupo dos Vagabonds?</text:p>
      <text:p text:style-name="P2"/>
      <text:h text:style-name="P9" text:outline-level="1">Viagens de finalistas</text:h>
      <text:p text:style-name="P1">Na viagem de finalistas do 10º, o Tiago viu uma garrafa de bebida ir pelo cano abaixo. </text:p>
      <text:p text:style-name="P1">- Qual foi a bebida?</text:p>
      <text:p text:style-name="P1">- O que o denunciou?</text:p>
      <text:p text:style-name="P1">- Quem foi a professora que despejou a garrafa?</text:p>
      <text:p text:style-name="P1"/>
      <text:p text:style-name="P5">Na viagem d<text:span text:style-name="T1">e finalistas do 10º, </text:span>o Pedro tornou-se numa estrela da internet. </text:p>
      <text:p text:style-name="P5">- Porquê?</text:p>
      <text:p text:style-name="P5">- O que acontece nesse vídeo?</text:p>
      <text:p text:style-name="P2"/>
      <text:p text:style-name="P2">Na viagem de finalistas do 12º, o Nora protagonizou um momento caricato. </text:p>
      <text:p text:style-name="P1">- Que momento foi esse?</text:p>
      <text:p text:style-name="P1">- Com quem aconteceu?</text:p>
      <text:p text:style-name="P1">- Qual foi a frase que foi dita?</text:p>
      <text:p text:style-name="P3"/>
      <text:p text:style-name="P1">Quais foram os destinos das viagens de finalistas do secundário (por ordem, do 10º para o 12º)?</text:p>
      <text:p text:style-name="P1"/>
      <text:p text:style-name="P1"/>
      <text:h text:style-name="P9" text:outline-level="1">Colégio de São Teotónio</text:h>
      <text:p text:style-name="P7">Em que ano entrou a Rita para o CST?</text:p>
      <text:p text:style-name="P7"><text:soft-page-break/>Em que ano entrou a Ema para o CST?</text:p>
      <text:p text:style-name="P7">Em que ano entrou o Restolho para o CST?</text:p>
      <text:p text:style-name="P7">Em que ano entrou o Rúben para o CST?</text:p>
      <text:p text:style-name="P7">Em que ano entrou o Pedro para o CST?</text:p>
      <text:p text:style-name="P7">Em que ano entrou o Luís Marques para o CST?</text:p>
      <text:p text:style-name="P7">Em que ano entrou o Almeida para o CST?</text:p>
      <text:p text:style-name="P7">Em que ano entrou o Zé para o CST?</text:p>
      <text:p text:style-name="P7">Em que ano entrou o Jacó para o CST?</text:p>
      <text:p text:style-name="P7">Em que ano entrou o Tiago para o CST?</text:p>
      <text:p text:style-name="P7">Em que ano entrou o Nora para o CST?</text:p>
      <text:p text:style-name="P7">Como se chamava a contínua do pavilhão?</text:p>
      <text:p text:style-name="P7">Como se chamava a senhora da reprografia?</text:p>
      <text:p text:style-name="P7">Como se chamava a contínua da sala de professores?</text:p>
      <text:p text:style-name="P7">Como se chamava a senhora responsável pela cantina (que andava sempre de pantufas)?</text:p>
      <text:p text:style-name="P7">Quem foi mais vezes o/a delegado/a de turma?</text:p>
      <text:p text:style-name="P7">Em que ano abriu o curso de Teatro no CST?</text:p>
      <text:p text:style-name="P7">Diz o nome de uma pessoa que tenha participado ativamente na promoção de uma lista de alunos.</text:p>
      <text:p text:style-name="P7">Quem era o diretor do CST durante o nosso secundário?</text:p>
      <text:p text:style-name="P7">Quem era a organizadora oficial (auto-proclamada) dos bailes de finalistas do CST?</text:p>
      <text:p text:style-name="P7">Qual foi a ideia original do Nora para o projeto de AP do 12º ano?</text:p>
      <text:p text:style-name="P7">Tenta explicar o melhor que sabes qual foi o projeto de área de projeto da pessoa à tua direita.</text:p>
      <text:p text:style-name="P7">Em que andar estava a sala de professores?</text:p>
      <text:p text:style-name="P7">Em que andar estava a ludoteca?</text:p>
      <text:p text:style-name="P7">Em que andar estavam os dormitórios dos alunos internos?</text:p>
      <text:p text:style-name="P7">Em que andar estava a escola de música?</text:p>
      <text:p text:style-name="P6">Em que andar estava a biblioteca?</text:p>
      <text:p text:style-name="P6">Que jogos havia na ludoteca?</text:p>
      <text:p text:style-name="P6">Quantos andares tem o CST?</text:p>
      <text:p text:style-name="P6">Qual era o número/nome do autocarro que se apanhava para ir do CST para o DV/Vasco da Gama?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03T10:36:48.354000000</meta:creation-date>
    <dc:date>2021-06-04T12:46:57.476000000</dc:date>
    <meta:editing-duration>PT2H20M8S</meta:editing-duration>
    <meta:editing-cycles>4</meta:editing-cycles>
    <meta:generator>LibreOffice/7.1.2.2$Windows_X86_64 LibreOffice_project/8a45595d069ef5570103caea1b71cc9d82b2aae4</meta:generator>
    <meta:document-statistic meta:table-count="0" meta:image-count="0" meta:object-count="0" meta:page-count="6" meta:paragraph-count="177" meta:word-count="1446" meta:character-count="7420" meta:non-whitespace-character-count="6147"/>
  </office:meta>
</office:document-meta>
</file>